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F000000F281A744466D5B79B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adornments="Bold Ital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objectwithoutfill">
      <style:graphic-properties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cm" svg:height="3.341cm" svg:x="9.4cm" svg:y="19cm">
          <draw:image xlink:href="Pictures/10000201000000EF000000F281A744466D5B79BD.png" xlink:type="simple" xlink:show="embed" xlink:actuate="onLoad" loext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InFlux DB</text:p>
            <text:p text:style-name="P1">192.168.1.201:8086</text:p>
          </draw:image>
        </draw:frame>
        <draw:g>
          <draw:glue-point draw:id="4" svg:x="-5cm" svg:y="3.25cm"/>
          <draw:glue-point draw:id="5" svg:x="-5cm" svg:y="1.5cm"/>
          <draw:glue-point draw:id="6" svg:x="-1.5cm" svg:y="5cm"/>
          <draw:glue-point draw:id="7" svg:x="-3cm" svg:y="3.75cm"/>
          <draw:glue-point draw:id="8" svg:x="1cm" svg:y="3.75cm"/>
          <draw:glue-point draw:id="9" svg:x="3.5cm" svg:y="2.5cm"/>
          <draw:glue-point draw:id="10" svg:x="3.5cm" svg:y="0.75cm"/>
          <draw:glue-point draw:id="11" svg:x="1.5cm" svg:y="-0.25cm"/>
          <draw:glue-point draw:id="12" svg:x="-3.5cm" svg:y="4cm"/>
          <draw:path draw:style-name="gr2" draw:text-style-name="P2" draw:layer="layout" svg:width="1.811cm" svg:height="1.127cm" svg:x="4.988cm" svg:y="5.995cm" svg:viewBox="0 0 1812 1128" svg:d="M0 1128c383 0 1812-403 1812-725s-139-403-418-403c0 242-1394 805-1394 1128z">
            <text:p/>
          </draw:path>
          <draw:g>
            <draw:polygon draw:style-name="gr3" draw:text-style-name="P3" draw:layer="layout" svg:width="1.393cm" svg:height="1.369cm" svg:x="4.988cm" svg:y="5.753cm" svg:viewBox="0 0 1394 1370" draw:points="0,1370 0,806 1394,0 1394,564">
              <text:p/>
            </draw:polygon>
            <draw:polygon draw:style-name="gr4" draw:text-style-name="P4" draw:layer="layout" svg:width="2.368cm" svg:height="1.369cm" svg:x="4.012cm" svg:y="5.189cm" svg:viewBox="0 0 2369 1370" draw:points="976,1370 0,806 1394,0 2369,564">
              <text:p/>
            </draw:polygon>
            <draw:polygon draw:style-name="gr5" draw:text-style-name="P5" draw:layer="layout" svg:width="0.975cm" svg:height="1.127cm" svg:x="4.012cm" svg:y="5.995cm" svg:viewBox="0 0 976 1128" draw:points="0,564 0,0 976,564 976,1128">
              <text:p/>
            </draw:polygon>
            <draw:polygon draw:style-name="gr6" draw:text-style-name="P6" draw:layer="layout" svg:width="2.368cm" svg:height="1.933cm" svg:x="4.012cm" svg:y="5.189cm" svg:viewBox="0 0 2369 1934" draw:points="0,1370 0,806 1394,0 2369,564 2369,1128 976,1934">
              <text:p/>
            </draw:polygon>
            <draw:polygon draw:style-name="gr7" draw:text-style-name="P7" draw:layer="layout" svg:width="0.138cm" svg:height="1.933cm" svg:x="5.127cm" svg:y="3.9cm" svg:viewBox="0 0 139 1934" draw:points="0,1934 0,0 139,0 139,1934">
              <text:p/>
            </draw:polygon>
            <draw:polygon draw:style-name="gr8" draw:text-style-name="P8" draw:layer="layout" svg:width="0.138cm" svg:height="0.321cm" svg:x="4.57cm" svg:y="6.478cm" svg:viewBox="0 0 139 322" draw:points="0,242 0,0 139,81 139,322">
              <text:p/>
            </draw:polygon>
          </draw:g>
        </draw:g>
        <draw:g>
          <draw:glue-point draw:id="4" svg:x="-5cm" svg:y="3.25cm"/>
          <draw:glue-point draw:id="5" svg:x="-5cm" svg:y="1.5cm"/>
          <draw:glue-point draw:id="6" svg:x="-1.5cm" svg:y="5cm"/>
          <draw:glue-point draw:id="7" svg:x="-3cm" svg:y="3.75cm"/>
          <draw:glue-point draw:id="8" svg:x="1cm" svg:y="3.75cm"/>
          <draw:glue-point draw:id="9" svg:x="3.5cm" svg:y="2.5cm"/>
          <draw:glue-point draw:id="10" svg:x="3.5cm" svg:y="0.75cm"/>
          <draw:glue-point draw:id="11" svg:x="1.5cm" svg:y="-0.25cm"/>
          <draw:glue-point draw:id="12" svg:x="-3.5cm" svg:y="4cm"/>
          <draw:path draw:style-name="gr9" draw:text-style-name="P2" draw:layer="layout" svg:width="1.811cm" svg:height="1.127cm" svg:x="15.276cm" svg:y="9.195cm" svg:viewBox="0 0 1812 1128" svg:d="M0 1128c383 0 1812-403 1812-725s-139-403-418-403c0 242-1394 805-1394 1128z">
            <text:p/>
          </draw:path>
          <draw:g>
            <draw:polygon draw:style-name="gr10" draw:text-style-name="P3" draw:layer="layout" svg:width="1.393cm" svg:height="1.369cm" svg:x="15.276cm" svg:y="8.953cm" svg:viewBox="0 0 1394 1370" draw:points="0,1370 0,806 1394,0 1394,564">
              <text:p/>
            </draw:polygon>
            <draw:polygon draw:style-name="gr11" draw:text-style-name="P4" draw:layer="layout" svg:width="2.368cm" svg:height="1.369cm" svg:x="14.3cm" svg:y="8.389cm" svg:viewBox="0 0 2369 1370" draw:points="976,1370 0,806 1394,0 2369,564">
              <text:p/>
            </draw:polygon>
            <draw:polygon draw:style-name="gr12" draw:text-style-name="P5" draw:layer="layout" svg:width="0.975cm" svg:height="1.127cm" svg:x="14.3cm" svg:y="9.195cm" svg:viewBox="0 0 976 1128" draw:points="0,564 0,0 976,564 976,1128">
              <text:p/>
            </draw:polygon>
            <draw:polygon draw:style-name="gr13" draw:text-style-name="P6" draw:layer="layout" svg:width="2.368cm" svg:height="1.933cm" svg:x="14.3cm" svg:y="8.389cm" svg:viewBox="0 0 2369 1934" draw:points="0,1370 0,806 1394,0 2369,564 2369,1128 976,1934">
              <text:p/>
            </draw:polygon>
            <draw:polygon draw:style-name="gr14" draw:text-style-name="P7" draw:layer="layout" svg:width="0.138cm" svg:height="1.933cm" svg:x="15.415cm" svg:y="7.1cm" svg:viewBox="0 0 139 1934" draw:points="0,1934 0,0 139,0 139,1934">
              <text:p/>
            </draw:polygon>
            <draw:polygon draw:style-name="gr15" draw:text-style-name="P8" draw:layer="layout" svg:width="0.138cm" svg:height="0.321cm" svg:x="14.858cm" svg:y="9.678cm" svg:viewBox="0 0 139 322" draw:points="0,242 0,0 139,81 139,322">
              <text:p/>
            </draw:polygon>
          </draw:g>
        </draw:g>
        <draw:g>
          <draw:glue-point draw:id="4" svg:x="-5cm" svg:y="3.25cm"/>
          <draw:glue-point draw:id="5" svg:x="-5cm" svg:y="1.5cm"/>
          <draw:glue-point draw:id="6" svg:x="-1.5cm" svg:y="5cm"/>
          <draw:glue-point draw:id="7" svg:x="-3cm" svg:y="3.75cm"/>
          <draw:glue-point draw:id="8" svg:x="1cm" svg:y="3.75cm"/>
          <draw:glue-point draw:id="9" svg:x="3.5cm" svg:y="2.5cm"/>
          <draw:glue-point draw:id="10" svg:x="3.5cm" svg:y="0.75cm"/>
          <draw:glue-point draw:id="11" svg:x="1.5cm" svg:y="-0.25cm"/>
          <draw:glue-point draw:id="12" svg:x="-3.5cm" svg:y="4cm"/>
          <draw:path draw:style-name="gr16" draw:text-style-name="P2" draw:layer="layout" svg:width="1.811cm" svg:height="1.127cm" svg:x="7.876cm" svg:y="11.795cm" svg:viewBox="0 0 1812 1128" svg:d="M0 1128c383 0 1812-403 1812-725s-139-403-418-403c0 242-1394 805-1394 1128z">
            <text:p/>
          </draw:path>
          <draw:g>
            <draw:polygon draw:style-name="gr17" draw:text-style-name="P3" draw:layer="layout" svg:width="1.393cm" svg:height="1.369cm" svg:x="7.876cm" svg:y="11.553cm" svg:viewBox="0 0 1394 1370" draw:points="0,1370 0,806 1394,0 1394,564">
              <text:p/>
            </draw:polygon>
            <draw:polygon draw:style-name="gr18" draw:text-style-name="P4" draw:layer="layout" svg:width="2.368cm" svg:height="1.369cm" svg:x="6.9cm" svg:y="10.989cm" svg:viewBox="0 0 2369 1370" draw:points="976,1370 0,806 1394,0 2369,564">
              <text:p/>
            </draw:polygon>
            <draw:polygon draw:style-name="gr19" draw:text-style-name="P5" draw:layer="layout" svg:width="0.975cm" svg:height="1.127cm" svg:x="6.9cm" svg:y="11.795cm" svg:viewBox="0 0 976 1128" draw:points="0,564 0,0 976,564 976,1128">
              <text:p/>
            </draw:polygon>
            <draw:polygon draw:style-name="gr20" draw:text-style-name="P6" draw:layer="layout" svg:width="2.368cm" svg:height="1.933cm" svg:x="6.9cm" svg:y="10.989cm" svg:viewBox="0 0 2369 1934" draw:points="0,1370 0,806 1394,0 2369,564 2369,1128 976,1934">
              <text:p/>
            </draw:polygon>
            <draw:polygon draw:style-name="gr21" draw:text-style-name="P7" draw:layer="layout" svg:width="0.138cm" svg:height="1.933cm" svg:x="8.015cm" svg:y="9.7cm" svg:viewBox="0 0 139 1934" draw:points="0,1934 0,0 139,0 139,1934">
              <text:p/>
            </draw:polygon>
            <draw:polygon draw:style-name="gr22" draw:text-style-name="P8" draw:layer="layout" svg:width="0.138cm" svg:height="0.321cm" svg:x="7.458cm" svg:y="12.278cm" svg:viewBox="0 0 139 322" draw:points="0,242 0,0 139,81 139,322">
              <text:p/>
            </draw:polygon>
          </draw:g>
        </draw:g>
        <draw:g>
          <draw:glue-point draw:id="4" svg:x="-5cm" svg:y="3.25cm"/>
          <draw:glue-point draw:id="5" svg:x="-5cm" svg:y="1.5cm"/>
          <draw:glue-point draw:id="6" svg:x="-1.5cm" svg:y="5cm"/>
          <draw:glue-point draw:id="7" svg:x="-3cm" svg:y="3.75cm"/>
          <draw:glue-point draw:id="8" svg:x="1cm" svg:y="3.75cm"/>
          <draw:glue-point draw:id="9" svg:x="3.5cm" svg:y="2.5cm"/>
          <draw:glue-point draw:id="10" svg:x="3.5cm" svg:y="0.75cm"/>
          <draw:glue-point draw:id="11" svg:x="1.5cm" svg:y="-0.25cm"/>
          <draw:glue-point draw:id="12" svg:x="-3.5cm" svg:y="4cm"/>
          <draw:path draw:style-name="gr23" draw:text-style-name="P2" draw:layer="layout" svg:width="1.811cm" svg:height="1.127cm" svg:x="3.988cm" svg:y="17.972cm" svg:viewBox="0 0 1812 1128" svg:d="M0 1128c383 0 1812-403 1812-725s-139-403-418-403c0 242-1394 805-1394 1128z">
            <text:p/>
          </draw:path>
          <draw:g>
            <draw:polygon draw:style-name="gr24" draw:text-style-name="P3" draw:layer="layout" svg:width="1.393cm" svg:height="1.369cm" svg:x="3.988cm" svg:y="17.73cm" svg:viewBox="0 0 1394 1370" draw:points="0,1370 0,806 1394,0 1394,564">
              <text:p/>
            </draw:polygon>
            <draw:polygon draw:style-name="gr25" draw:text-style-name="P4" draw:layer="layout" svg:width="2.368cm" svg:height="1.369cm" svg:x="3.012cm" svg:y="17.166cm" svg:viewBox="0 0 2369 1370" draw:points="976,1370 0,806 1394,0 2369,564">
              <text:p/>
            </draw:polygon>
            <draw:polygon draw:style-name="gr26" draw:text-style-name="P5" draw:layer="layout" svg:width="0.975cm" svg:height="1.127cm" svg:x="3.012cm" svg:y="17.972cm" svg:viewBox="0 0 976 1128" draw:points="0,564 0,0 976,564 976,1128">
              <text:p/>
            </draw:polygon>
            <draw:polygon draw:style-name="gr27" draw:text-style-name="P6" draw:layer="layout" svg:width="2.368cm" svg:height="1.933cm" svg:x="3.012cm" svg:y="17.166cm" svg:viewBox="0 0 2369 1934" draw:points="0,1370 0,806 1394,0 2369,564 2369,1128 976,1934">
              <text:p/>
            </draw:polygon>
            <draw:polygon draw:style-name="gr28" draw:text-style-name="P7" draw:layer="layout" svg:width="0.138cm" svg:height="1.933cm" svg:x="4.127cm" svg:y="15.877cm" svg:viewBox="0 0 139 1934" draw:points="0,1934 0,0 139,0 139,1934">
              <text:p/>
            </draw:polygon>
            <draw:polygon draw:style-name="gr29" draw:text-style-name="P8" draw:layer="layout" svg:width="0.138cm" svg:height="0.321cm" svg:x="3.57cm" svg:y="18.455cm" svg:viewBox="0 0 139 322" draw:points="0,242 0,0 139,81 139,322">
              <text:p/>
            </draw:polygon>
          </draw:g>
        </draw:g>
        <draw:line draw:style-name="gr30" draw:text-style-name="P9" draw:layer="layout" svg:x1="5.6cm" svg:y1="6.7cm" svg:x2="4.2cm" svg:y2="15.8cm">
          <text:p/>
        </draw:line>
        <draw:line draw:style-name="gr30" draw:text-style-name="P9" draw:layer="layout" svg:x1="8.7cm" svg:y1="12.6cm" svg:x2="4.4cm" svg:y2="16.1cm">
          <text:p/>
        </draw:line>
        <draw:line draw:style-name="gr30" draw:text-style-name="P9" draw:layer="layout" svg:x1="14.6cm" svg:y1="9.9cm" svg:x2="4.9cm" svg:y2="16.3cm">
          <text:p/>
        </draw:line>
        <draw:line draw:style-name="gr30" draw:text-style-name="P9" draw:layer="layout" svg:x1="4.5cm" svg:y1="18.9cm" svg:x2="9.1cm" svg:y2="21.3cm">
          <text:p/>
        </draw:line>
        <draw:frame draw:style-name="gr31" draw:text-style-name="P10" draw:layer="layout" svg:width="5.26cm" svg:height="0.962cm" svg:x="1.2cm" svg:y="19.2cm">
          <draw:text-box>
            <text:p>TTGO_LoraMain</text:p>
          </draw:text-box>
        </draw:frame>
        <draw:frame draw:style-name="gr32" draw:text-style-name="P10" draw:layer="layout" svg:width="5.5cm" svg:height="1.173cm" svg:x="5.8cm" svg:y="6.627cm">
          <draw:text-box>
            <text:p>TTGO_LoraNode</text:p>
          </draw:text-box>
        </draw:frame>
        <draw:frame draw:style-name="gr32" draw:text-style-name="P10" draw:layer="layout" svg:width="5.5cm" svg:height="1.173cm" svg:x="13.7cm" svg:y="10.627cm">
          <draw:text-box>
            <text:p>TTGO_LoraNode</text:p>
          </draw:text-box>
        </draw:frame>
        <draw:frame draw:style-name="gr32" draw:text-style-name="P10" draw:layer="layout" svg:width="5.5cm" svg:height="1.173cm" svg:x="5.1cm" svg:y="12.7cm">
          <draw:text-box>
            <text:p>TTGO_LoraNod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adornments="Bold Ital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VRT_20_Light_20_Axial_20_V" draw:display-name="VRT Light Axial V" draw:style="axial" draw:start-color="#7fb9dd" draw:end-color="#0073bc" draw:start-intensity="100%" draw:end-intensity="100%" draw:angle="0" draw:border="0%"/>
    <draw:gradient draw:name="VRT_20_Light_20_Radial" draw:display-name="VRT Light Radial" draw:style="radial" draw:cx="50%" draw:cy="50%" draw:start-color="#0073bc" draw:end-color="#7fb9dd" draw:start-intensity="100%" draw:end-intensity="100%" draw:border="0%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09:39:59.968645634</meta:creation-date>
    <dc:date>2022-09-23T09:46:00.800501600</dc:date>
    <meta:editing-duration>PT6M1S</meta:editing-duration>
    <meta:editing-cycles>1</meta:editing-cycles>
    <meta:document-statistic meta:object-count="45"/>
    <meta:generator>LibreOffice/6.4.7.2$Linux_X86_64 LibreOffice_project/40$Build-2</meta:generator>
  </office:meta>
</office:document-meta>
</file>